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E000004BCA189287A9BC88E73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tsyPants" svg:font-family="AntsyPants" style:font-pitch="variable"/>
    <style:font-face style:name="Ariston" svg:font-family="Ariston" style:font-pitch="variable"/>
    <style:font-face style:name="Christmas Lights Indoor" svg:font-family="'Christmas Lights Indoor'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cript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ght Sky" svg:font-family="'Night Sky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70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69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Night Sky" fo:font-size="96pt" style:font-size-asian="96pt" style:font-size-complex="96pt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Comic Sans MS" fo:font-size="14pt" fo:font-style="italic" style:font-size-asian="14pt" style:font-style-asian="italic" style:font-size-complex="14pt" style:font-style-complex="italic"/>
    </style:style>
    <style:style style:name="P5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Christmas Lights Indoor" fo:font-size="96pt" style:font-size-asian="96pt" style:font-size-complex="96pt"/>
    </style:style>
    <style:style style:name="T2" style:family="text">
      <style:text-properties style:font-name="Comic Sans MS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1cm" svg:height="3.3cm" svg:x="1.139cm" svg:y="1.425cm">
          <draw:image xlink:href="Pictures/100000000000050E000004BCA189287A9BC88E73.gif" xlink:type="simple" xlink:show="embed" xlink:actuate="onLoad" draw:mime-type="image/gif">
            <text:p/>
          </draw:image>
        </draw:frame>
        <draw:frame draw:style-name="gr2" draw:text-style-name="P3" draw:layer="layout" svg:width="10.553cm" svg:height="3.954cm" svg:x="3.819cm" svg:y="0.598cm">
          <draw:text-box>
            <text:p text:style-name="P2"><text:span text:style-name="T1">pix</text:span><text:span text:style-name="T1">els</text:span></text:p>
          </draw:text-box>
        </draw:frame>
        <draw:frame draw:style-name="gr3" draw:text-style-name="P4" draw:layer="layout" svg:width="4.433cm" svg:height="0.941cm" svg:x="10.03cm" svg:y="1.117cm">
          <draw:text-box>
            <text:p text:style-name="P2"><text:span text:style-name="T2">Box 2 of 2</text:span></text:p>
          </draw:text-box>
        </draw:frame>
        <draw:frame draw:style-name="gr4" draw:text-style-name="P5" draw:layer="layout" svg:width="8.618cm" svg:height="3.806cm" svg:x="4.143cm" svg:y="4.912cm">
          <draw:text-box>
            <text:p text:style-name="P2">Alitove Brand</text:p>
            <text:p text:style-name="P2">12 Volt</text:p>
            <text:p text:style-name="P2">Green Wire</text:p>
            <text:p text:style-name="P2">4” Spacing</text:p>
            <text:p text:style-name="P2">With Snowflake Caps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tsyPants" svg:font-family="AntsyPants" style:font-pitch="variable"/>
    <style:font-face style:name="Ariston" svg:font-family="Ariston" style:font-pitch="variable"/>
    <style:font-face style:name="Christmas Lights Indoor" svg:font-family="'Christmas Lights Indoor'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cript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ght Sky" svg:font-family="'Night Sky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2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ctor Wizard</meta:initial-creator>
    <meta:creation-date>2023-02-20T12:23:43.868000000</meta:creation-date>
    <dc:date>2023-03-13T18:44:18.142471211</dc:date>
    <meta:editing-duration>PT50M53S</meta:editing-duration>
    <meta:editing-cycles>7</meta:editing-cycles>
    <meta:generator>LibreOffice/7.4.5.1$Linux_X86_64 LibreOffice_project/9c0871452b3918c1019dde9bfac75448afc4b57f</meta:generator>
    <meta:print-date>2023-03-13T18:32:45.143182719</meta:print-date>
    <meta:document-statistic meta:object-count="4"/>
  </office:meta>
</office:document-meta>
</file>